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eac" officeooo:paragraph-rsid="001336b0"/>
    </style:style>
    <style:style style:name="P2" style:family="paragraph" style:parent-style-name="Standard">
      <style:paragraph-properties>
        <style:tab-stops/>
      </style:paragraph-properties>
      <style:text-properties officeooo:rsid="00161eac" officeooo:paragraph-rsid="001336b0"/>
    </style:style>
    <style:style style:name="P3" style:family="paragraph" style:parent-style-name="Standard">
      <style:text-properties officeooo:rsid="001936fe" officeooo:paragraph-rsid="001336b0"/>
    </style:style>
    <style:style style:name="P4" style:family="paragraph" style:parent-style-name="Standard">
      <style:text-properties officeooo:rsid="001b305b" officeooo:paragraph-rsid="001336b0"/>
    </style:style>
    <style:style style:name="P5" style:family="paragraph" style:parent-style-name="Standard">
      <style:text-properties officeooo:rsid="00139b69" officeooo:paragraph-rsid="001336b0"/>
    </style:style>
    <style:style style:name="P6" style:family="paragraph" style:parent-style-name="Standard">
      <style:text-properties officeooo:paragraph-rsid="001336b0"/>
    </style:style>
    <style:style style:name="P7" style:family="paragraph" style:parent-style-name="Standard">
      <style:text-properties fo:font-size="13pt" style:font-size-asian="13pt" style:font-size-complex="13pt"/>
    </style:style>
    <style:style style:name="P8" style:family="paragraph" style:parent-style-name="Standard">
      <style:paragraph-properties fo:text-align="end" style:justify-single-word="false"/>
      <style:text-properties fo:font-size="13pt" officeooo:rsid="00267412" officeooo:paragraph-rsid="001336b0" style:font-size-asian="13pt" style:font-size-complex="13pt"/>
    </style:style>
    <style:style style:name="P9" style:family="paragraph" style:parent-style-name="Standard">
      <style:text-properties fo:font-size="13pt" officeooo:rsid="00267412" officeooo:paragraph-rsid="001336b0" style:font-size-asian="13pt" style:font-size-complex="13pt"/>
    </style:style>
    <style:style style:name="P10" style:family="paragraph" style:parent-style-name="Standard">
      <style:text-properties fo:font-size="13pt" officeooo:rsid="00267412" officeooo:paragraph-rsid="001ae131" style:font-size-asian="13pt" style:font-size-complex="13pt"/>
    </style:style>
    <style:style style:name="P11" style:family="paragraph" style:parent-style-name="Standard">
      <style:text-properties fo:font-size="13pt" officeooo:rsid="00122696" officeooo:paragraph-rsid="001336b0" style:font-size-asian="13pt" style:font-size-complex="13pt"/>
    </style:style>
    <style:style style:name="P12" style:family="paragraph" style:parent-style-name="Standard">
      <style:text-properties fo:font-size="13pt" officeooo:rsid="00122696" officeooo:paragraph-rsid="0015c8f2" style:font-size-asian="13pt" style:font-size-complex="13pt"/>
    </style:style>
    <style:style style:name="P13" style:family="paragraph" style:parent-style-name="Standard">
      <style:text-properties fo:font-size="13pt" officeooo:rsid="0019bae9" officeooo:paragraph-rsid="001ae131" style:font-size-asian="13pt" style:font-size-complex="13pt"/>
    </style:style>
    <style:style style:name="P14" style:family="paragraph" style:parent-style-name="Standard">
      <style:text-properties fo:font-size="13pt" officeooo:rsid="0015c8f2" officeooo:paragraph-rsid="00190494" style:font-size-asian="13pt" style:font-size-complex="13pt"/>
    </style:style>
    <style:style style:name="P15" style:family="paragraph" style:parent-style-name="Standard">
      <style:text-properties fo:font-size="13pt" officeooo:rsid="00190494" officeooo:paragraph-rsid="00190494" style:font-size-asian="13pt" style:font-size-complex="13pt"/>
    </style:style>
    <style:style style:name="T1" style:family="text">
      <style:text-properties officeooo:rsid="00267412"/>
    </style:style>
    <style:style style:name="T2" style:family="text">
      <style:text-properties officeooo:rsid="001336b0"/>
    </style:style>
    <style:style style:name="T3" style:family="text">
      <style:text-properties officeooo:rsid="001ae131"/>
    </style:style>
    <style:style style:name="T4" style:family="text">
      <style:text-properties fo:color="#000000" style:font-name="Liberation Serif"/>
    </style:style>
    <style:style style:name="T5" style:family="text">
      <style:text-properties fo:color="#000000" style:font-name="Liberation Serif" officeooo:rsid="001ae13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annotti Federico</text:p>
      <text:p text:style-name="P8">Matricola 545597</text:p>
      <text:p text:style-name="P9"/>
      <text:p text:style-name="P9"/>
      <text:p text:style-name="P9">RELAZIONE </text:p>
      <text:p text:style-name="P11"/>
      <text:p text:style-name="P12">Il progetto consi<text:span text:style-name="T1">s</text:span>te nella realizzazione di un database <text:span text:style-name="T2">gestito da un amministratore avente una password per poterlo modificare. Il database è strutturato secondo delle categorie alle quali sono associati dati e utenti. Non possono esistere copie di una categoria già presente. <text:s/>Non possono esistere copie di dati già presenti ed ad ogni dato viene assegnata una categoria. Un utente può essere assegnato a più categorie, ma in ogni categoria non può esistere la copia di un utente. Ogni dato contiene una lista degli utenti che hanno inserito un like ad esso. Un utente può inserire al massimo un like per dato. La rimozione di un utente dal database comporta anche la rimozione di ogni suo precedente like inserito per ogni dato.</text:span></text:p>
      <text:p text:style-name="P14">Nella prima implementazione il database è diviso in un vector contenente tutte le categoria. Ogni categoria è composta a sua volta da due vector contenenti i dati e gli utenti associati ad essa. Il vantaggio di questa implementazione consiste nella rimozione delle categorie. Infatti rimuovendo una categoria ogni dato e utente ad essa associato verrà rimosso contemporaneamente, senza bisogno di fare ulteriori ricerche all’interno del database. <text:s/>Al contrario le operazioni di ricerca dei dati non sono ottimizzate in quanto risulta necessario fare una ricerca addizionale nel vector delle categorie. Questa implementazione risulta efficace in caso di database contenente poche categorie con all’interno molti dati, nel quale l’operazione di rimozione categoria viene effettuata frequentemente. </text:p>
      <text:p text:style-name="P15">Nella seconda implementazione <text:s/>il database è diviso in tre ArrayList per le tre tipologie di classi:</text:p>
      <text:p text:style-name="P13">stringhe, utenti e dati. Questa implementazione risulta più veloce nelle operazioni di ricerca dei dati in quanto non occorre operare anche sull’ArrayList delle categorie. Al contrario in caso di rimozione di una categoria si dovrà andare a operare sugli ArrayList utenti e dati con conseguente aumento di tempo.</text:p>
      <text:p text:style-name="P7"><text:span text:style-name="T3">Sono state aggiunte sei classi eccezione per gestire il database: </text:span><text:span text:style-name="T4"><text:s/>PasswordErrorException, NotValidCategoryExcpetion, NotValidDataException, NotFoundDataExcpetion, LikeAlreadyExistException </text:span><text:span text:style-name="T5">e </text:span><text:span text:style-name="T4">NotValidFriendException.</text:span></text:p>
      <text:p text:style-name="P10">Istruzioni:</text:p>
      <text:p text:style-name="P13"><text:span text:style-name="T1">La cartella del progetto contiene all’interno le due implementazioni e la batteria di test. La batteria di test per entrambe le implementazioni è in un unico file.</text:span> </text:p>
      <text:p text:style-name="P6"/>
      <text:p text:style-name="P6"/>
      <text:p text:style-name="P4"/>
      <text:p text:style-name="P3"/>
      <text:p text:style-name="P5"/>
      <text:p text:style-name="P1"/>
      <text:p text:style-name="P5"/>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11:57:27.358846966</meta:creation-date>
    <dc:date>2019-12-01T17:45:52.038698259</dc:date>
    <meta:editing-duration>PT35M11S</meta:editing-duration>
    <meta:editing-cycles>4</meta:editing-cycles>
    <meta:generator>LibreOffice/6.3.3.2$Linux_X86_64 LibreOffice_project/30$Build-2</meta:generator>
    <meta:document-statistic meta:table-count="0" meta:image-count="0" meta:object-count="0" meta:page-count="1" meta:paragraph-count="10" meta:word-count="348" meta:character-count="2374" meta:non-whitespace-character-count="2029"/>
  </office:meta>
</office:document-meta>
</file>